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pendencyComponent.NoDependency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vironmentAwareComponent.EnvironmentAwareCompon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